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D0000012773A6D6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appendix">
      <style:paragraph-properties fo:margin-left="0cm" fo:margin-right="0cm" fo:text-indent="0cm" style:auto-text-indent="false"/>
    </style:style>
    <style:style style:name="P9" style:family="paragraph" style:parent-style-name="appendix">
      <style:paragraph-properties fo:text-align="center" style:justify-single-word="false"/>
    </style:style>
    <style:style style:name="P10" style:family="paragraph" style:parent-style-name="appendix" style:list-style-name="L1"/>
    <style:style style:name="P11" style:family="paragraph" style:parent-style-name="Heading_20_4" style:master-page-name="Right_20_Page">
      <style:paragraph-properties style:page-number="auto"/>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font-weight="bold" style:font-weight-asian="bold" style:font-weight-complex="bold"/>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style:font-name-asian="Andale Mono1" style:font-name-complex="Andale Mono1"/>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list xml:id="list1939012911" text:style-name="Outline">
        <text:list-item>
          <text:list>
            <text:list-item>
              <text:list>
                <text:list-item>
                  <text:list>
                    <text:list-item>
                      <text:h text:style-name="P11" text:outline-level="4">Appendix <text:sequence text:ref-name="refAppendix0" text:name="Appendix" text:formula="ooow:Appendix+1" style:num-format="A">A</text:sequence>: <text:span text:style-name="Source_20_Text"><text:span text:style-name="T8">Gnu Free Documentation Licence</text:span></text:span></text:h>
                    </text:list-item>
                  </text:list>
                </text:list-item>
              </text:list>
            </text:list-item>
          </text:list>
        </text:list-item>
      </text:list>
      <text:p text:style-name="P9"><text:span text:style-name="Source_20_Text"><text:span text:style-name="T8"/></text:span></text:p>
      <text:p text:style-name="P9"><text:span text:style-name="Source_20_Text"><text:span text:style-name="T8">Version 1.2, November 2002</text:span></text:span></text:p>
      <text:p text:style-name="P9"><text:span text:style-name="Source_20_Text"><text:span text:style-name="T8">Copyright </text:span></text:span><text:span text:style-name="Source_20_Text"><text:span text:style-name="T11">©</text:span></text:span><text:span text:style-name="Source_20_Text"><text:span text:style-name="T8"> 2000,2001,2002 <text:s/>Free Software Foundation, Inc.</text:span></text:span></text:p>
      <text:p text:style-name="P9"><text:span text:style-name="Source_20_Text"><text:span text:style-name="T8">51 Franklin St, Fifth Floor, Boston, MA <text:s/>02110-1301 <text:s/>USA</text:span></text:span></text:p>
      <text:p text:style-name="P9"><text:span text:style-name="Source_20_Text"><text:span text:style-name="T8">Everyone is permitted to copy and distribute verbatim copies of this license document, but changing it is not allowed.</text:span></text:span></text:p>
      <text:p text:style-name="P9"><text:span text:style-name="Source_20_Text"><text:span text:style-name="T8"/></text:span></text:p>
      <text:p text:style-name="P9"><text:span text:style-name="Source_20_Text"><text:span text:style-name="T8"/></text:span></text:p>
      <text:p text:style-name="GfdlHeading"><text:span text:style-name="Source_20_Text"><text:span text:style-name="T10">Preamble</text:span></text:span></text:p>
      <text:p text:style-name="appendix"><text:span text:style-name="Source_20_Text"><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span></text:p>
      <text:p text:style-name="appendix"><text:span text:style-name="Source_20_Text"><text:span text:style-name="T8">This License is a kind of “copyleft'', which means that derivative works of the document must themselves be free in the same sense. It complements the GNU General Public License, which is a copyleft license designed for free software.</text:span></text:span></text:p>
      <text:p text:style-name="appendix"><text:span text:style-name="Source_20_Text"><text:span text:style-name="T8">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span></text:span></text:p>
      <text:p text:style-name="GfdlHeading"><text:span text:style-name="Source_20_Text"><text:span text:style-name="T10">1. APPLICABILITY AND DEFINITIONS</text:span></text:span></text:p>
      <text:p text:style-name="appendix"><text:span text:style-name="Source_20_Text"><text:span text:style-name="T8">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textbf{Document}'', below, refers to any such manual or work. <text:s/>Any member of the public is a licensee, and is addressed as ``\textbf{you}''. <text:s/>You accept the license if you copy, modify or distribute the work in a way requiring permission under copyright law.</text:span></text:span></text:p>
      <text:p text:style-name="appendix"><text:span text:style-name="Source_20_Text"><text:span text:style-name="T8">A </text:span></text:span><text:span text:style-name="Source_20_Text"><text:span text:style-name="T9">“Modified Version”</text:span></text:span><text:span text:style-name="Source_20_Text"><text:span text:style-name="T8"> of the Document means any work containing the Document or a portion of it, either copied verbatim, or with modifications and/or translated into another language.</text:span></text:span></text:p>
      <text:p text:style-name="appendix"><text:span text:style-name="Source_20_Text"><text:span text:style-name="T8">A </text:span></text:span><text:span text:style-name="Source_20_Text"><text:span text:style-name="T9">“Secondary Section”</text:span></text:span><text:span text:style-name="Source_20_Text"><text:span text:style-name="T8"> is a named appendix or a front-matter section of the Document that deals exclusively with the relationship of the publishers or authors of the Document to the Document's overall </text:span></text:span><text:soft-page-break/><text:span text:style-name="Source_20_Text"><text:span text:style-name="T8">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span></text:span></text:p>
      <text:p text:style-name="appendix"><text:span text:style-name="Source_20_Text"><text:span text:style-name="T8">The </text:span></text:span><text:span text:style-name="Source_20_Text"><text:span text:style-name="T9">“Invariant Sections”</text:span></text:span><text:span text:style-name="Source_20_Text"><text:span text:style-name="T8">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ext:s/>The Document may contain zero Invariant Sections. <text:s/>If the Document does not identify any Invariant Sections then there are none.</text:span></text:span></text:p>
      <text:p text:style-name="appendix"><text:span text:style-name="Source_20_Text"><text:span text:style-name="T8">The </text:span></text:span><text:span text:style-name="Source_20_Text"><text:span text:style-name="T9">“Cover Texts''</text:span></text:span><text:span text:style-name="Source_20_Text"><text:span text:style-name="T8"> are certain short passages of text that are listed, as Front-Cover Texts or Back-Cover Texts, in the notice that says that the Document is released under this License. <text:s/>A Front-Cover Text may be at most 5 words, and a Back-Cover Text may be at most 25 words. </text:span></text:span></text:p>
      <text:p text:style-name="appendix"><text:span text:style-name="Source_20_Text"><text:span text:style-name="T8">A </text:span></text:span><text:span text:style-name="Source_20_Text"><text:span text:style-name="T9">“Transparent''</text:span></text:span><text:span text:style-name="Source_20_Text"><text:span text:style-name="T8">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textbf{Opaque}''.</text:span></text:span></text:p>
      <text:p text:style-name="appendix"><text:span text:style-name="Source_20_Text"><text:span text:style-name="T8">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span></text:p>
      <text:p text:style-name="appendix"><text:span text:style-name="Source_20_Text"><text:span text:style-name="T8">The ”</text:span></text:span><text:span text:style-name="Source_20_Text"><text:span text:style-name="T9">Title Page''</text:span></text:span><text:span text:style-name="Source_20_Text"><text:span text:style-name="T8">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span></text:span></text:p>
      <text:p text:style-name="appendix"><text:span text:style-name="Source_20_Text"><text:span text:style-name="T8">A section </text:span></text:span><text:span text:style-name="Source_20_Text"><text:span text:style-name="T9">“Entitled XYZ”</text:span></text:span><text:span text:style-name="Source_20_Text"><text:span text:style-name="T8"> means a named subunit of the Document whose title either is precisely XYZ or contains XYZ in parentheses following text that translates XYZ in another language. <text:s/>(Here XYZ stands for a specific section name mentioned below, such as </text:span></text:span><text:span text:style-name="Source_20_Text"><text:span text:style-name="T9">”Acknowledgements”</text:span></text:span><text:span text:style-name="Source_20_Text"><text:span text:style-name="T8">, </text:span></text:span><text:span text:style-name="Source_20_Text"><text:span text:style-name="T9">”Dedications”</text:span></text:span><text:span text:style-name="Source_20_Text"><text:span text:style-name="T8">, </text:span></text:span><text:span text:style-name="Source_20_Text"><text:span text:style-name="T9">”Endorsements”</text:span></text:span><text:span text:style-name="Source_20_Text"><text:span text:style-name="T8">, or </text:span></text:span><text:span text:style-name="Source_20_Text"><text:span text:style-name="T9">”History”</text:span></text:span><text:span text:style-name="Source_20_Text"><text:span text:style-name="T8">) To </text:span></text:span><text:span text:style-name="Source_20_Text"><text:span text:style-name="T9">”Preserve the Title” </text:span></text:span><text:span text:style-name="Source_20_Text"><text:span text:style-name="T8">of such a section when you modify the Document means that it remains a section ``Entitled XYZ'' according to this definition.</text:span></text:span></text:p>
      <text:p text:style-name="appendix"><text:span text:style-name="Source_20_Text"><text:span text:style-name="T8">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span></text:span></text:p>
      <text:p text:style-name="GfdlHeading"><text:soft-page-break/><text:span text:style-name="Source_20_Text"><text:span text:style-name="T10">2. VERBATIM COPYING</text:span></text:span></text:p>
      <text:p text:style-name="appendix"><text:span text:style-name="Source_20_Text"><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span></text:span></text:p>
      <text:p text:style-name="appendix"><text:span text:style-name="Source_20_Text"><text:span text:style-name="T8">You may also lend copies, under the same conditions stated above, and you may publicly display copies.</text:span></text:span></text:p>
      <text:p text:style-name="GfdlHeading"><text:span text:style-name="Source_20_Text"><text:span text:style-name="T10">3. COPYING IN QUANTITY</text:span></text:span></text:p>
      <text:p text:style-name="P8"><text:span text:style-name="Source_20_Text"><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span></text:span></text:p>
      <text:p text:style-name="appendix"><text:span text:style-name="Source_20_Text"><text:span text:style-name="T8">If the required texts for either cover are too voluminous to fit legibly, you should put the first ones listed (as many as fit reasonably) on the actual cover, and continue the rest onto adjacent pages.</text:span></text:span></text:p>
      <text:p text:style-name="appendix"><text:span text:style-name="Source_20_Text"><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span></text:p>
      <text:p text:style-name="appendix"><text:span text:style-name="Source_20_Text"><text:span text:style-name="T8">It is requested, but not required, that you contact the authors of the Document well before redistributing any large number of copies, to give them a chance to provide you with an updated version of the Document.</text:span></text:span></text:p>
      <text:p text:style-name="GfdlHeading"><text:span text:style-name="Source_20_Text"><text:span text:style-name="T10">4. MODIFICATIONS</text:span></text:span></text:p>
      <text:p text:style-name="appendix"><text:span text:style-name="Source_20_Text"><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 </text:span></text:span></text:p>
      <text:list xml:id="list323984804" text:style-name="L1">
        <text:list-item>
          <text:p text:style-name="P10"><text:span text:style-name="Source_20_Text"><text:span text:style-name="T8">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text:span></text:span><text:soft-page-break/><text:span text:style-name="Source_20_Text"><text:span text:style-name="T8">gives permission.</text:span></text:span></text:p>
        </text:list-item>
        <text:list-item>
          <text:p text:style-name="P10"><text:span text:style-name="Source_20_Text"><text:span text:style-name="T8">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span></text:p>
        </text:list-item>
        <text:list-item>
          <text:p text:style-name="P10"><text:span text:style-name="Source_20_Text"><text:span text:style-name="T8">State on the Title page the name of the publisher of the Modified Version, as the publisher.</text:span></text:span></text:p>
        </text:list-item>
        <text:list-item>
          <text:p text:style-name="P10"><text:span text:style-name="Source_20_Text"><text:span text:style-name="T8">Preserve all the copyright notices of the Document.</text:span></text:span></text:p>
        </text:list-item>
        <text:list-item>
          <text:p text:style-name="P10"><text:span text:style-name="Source_20_Text"><text:span text:style-name="T8">Add an appropriate copyright notice for your modifications adjacent to the other copyright notices.</text:span></text:span></text:p>
        </text:list-item>
        <text:list-item>
          <text:p text:style-name="P10"><text:span text:style-name="Source_20_Text"><text:span text:style-name="T8">Include, immediately after the copyright notices, a license notice giving the public permission to use the Modified Version under the terms of this License, in the form shown in the Addendum below.</text:span></text:span></text:p>
        </text:list-item>
        <text:list-item>
          <text:p text:style-name="P10"><text:span text:style-name="Source_20_Text"><text:span text:style-name="T8">Preserve in that license notice the full lists of Invariant Sections and required Cover Texts given in the Document's license notice.</text:span></text:span></text:p>
        </text:list-item>
        <text:list-item>
          <text:p text:style-name="P10"><text:span text:style-name="Source_20_Text"><text:span text:style-name="T8">Include an unaltered copy of this License.</text:span></text:span></text:p>
        </text:list-item>
        <text:list-item>
          <text:p text:style-name="P10"><text:span text:style-name="Source_20_Text"><text:span text:style-name="T8">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span></text:p>
        </text:list-item>
        <text:list-item>
          <text:p text:style-name="P10"><text:span text:style-name="Source_20_Text"><text:span text:style-name="T8">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span></text:span></text:p>
        </text:list-item>
        <text:list-item>
          <text:p text:style-name="P10"><text:span text:style-name="Source_20_Text"><text:span text:style-name="T8">For any section Entitled ``Acknowledgements'' or ``Dedications'', Preserve the Title of the section, and preserve in the section all the substance and tone of each of the contributor acknowledgements and/or dedications given therein.</text:span></text:span></text:p>
        </text:list-item>
        <text:list-item>
          <text:p text:style-name="P10"><text:span text:style-name="Source_20_Text"><text:span text:style-name="T8">Preserve all the Invariant Sections of the Document, unaltered in their text and in their titles. <text:s/>Section numbers or the equivalent are not considered part of the section titles.</text:span></text:span></text:p>
        </text:list-item>
        <text:list-item>
          <text:p text:style-name="P10"><text:span text:style-name="Source_20_Text"><text:span text:style-name="T8">Delete any section Entitled ``Endorsements''. <text:s/>Such a section may not be included in the Modified Version.</text:span></text:span></text:p>
        </text:list-item>
        <text:list-item>
          <text:p text:style-name="P10"><text:span text:style-name="Source_20_Text"><text:span text:style-name="T8">Do not retitle any existing section to be Entitled ``Endorsements'' or to conflict in title with any Invariant Section.</text:span></text:span></text:p>
        </text:list-item>
        <text:list-item>
          <text:p text:style-name="P10"><text:span text:style-name="Source_20_Text"><text:span text:style-name="T8">Preserve any Warranty Disclaimers.</text:span></text:span></text:p>
        </text:list-item>
      </text:list>
      <text:p text:style-name="appendix"><text:span text:style-name="Source_20_Text"><text:span text:style-name="T8">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span></text:span></text:p>
      <text:p text:style-name="appendix"><text:soft-page-break/><text:span text:style-name="Source_20_Text"><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span></text:p>
      <text:p text:style-name="appendix"><text:span text:style-name="Source_20_Text"><text:span text:style-name="T8">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span></text:p>
      <text:p text:style-name="appendix"><text:span text:style-name="Source_20_Text"><text:span text:style-name="T8">The author(s) and publisher(s) of the Document do not by this License give permission to use their names for publicity for or to assert or imply endorsement of any Modified Version.</text:span></text:span></text:p>
      <text:p text:style-name="GfdlHeading"><text:span text:style-name="Source_20_Text"><text:span text:style-name="T10">5. COMBINING DOCUMENTS</text:span></text:span></text:p>
      <text:p text:style-name="appendix"><text:span text:style-name="Source_20_Text"><text:span text:style-name="T8">You may combine the Document with other documents released under this License, under the terms defined in section~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span></text:p>
      <text:p text:style-name="appendix"><text:span text:style-name="Source_20_Text"><text:span text:style-name="T8">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span></text:p>
      <text:p text:style-name="appendix"><text:span text:style-name="Source_20_Text"><text:span text:style-name="T8">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span></text:span></text:p>
      <text:p text:style-name="GfdlHeading"><text:span text:style-name="Source_20_Text"><text:span text:style-name="T10">6. COLLECTIONS OF DOCUMENTS</text:span></text:span></text:p>
      <text:p text:style-name="appendix"><text:span text:style-name="Source_20_Text"><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span></text:p>
      <text:p text:style-name="appendix"><text:span text:style-name="Source_20_Text"><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span></text:p>
      <text:p text:style-name="GfdlHeading"><text:span text:style-name="Source_20_Text"><text:span text:style-name="T10">7. AGGREGATION WITH INDEPENDENT WORKS</text:span></text:span></text:p>
      <text:p text:style-name="appendix"><text:span text:style-name="Source_20_Text"><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text:span></text:span><text:soft-page-break/><text:span text:style-name="Source_20_Text"><text:span text:style-name="T8">works in the aggregate which are not themselves derivative works of the Document.</text:span></text:span></text:p>
      <text:p text:style-name="appendix"><text:span text:style-name="Source_20_Text"><text:span text:style-name="T8">If the Cover Text requirement of section~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span></text:p>
      <text:p text:style-name="GfdlHeading"><text:span text:style-name="Source_20_Text"><text:span text:style-name="T10">8. TRANSLATION</text:span></text:span></text:p>
      <text:p text:style-name="appendix"><text:span text:style-name="Source_20_Text"><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span></text:span></text:p>
      <text:p text:style-name="appendix"><text:span text:style-name="Source_20_Text"><text:span text:style-name="T8">If a section in the Document is Entitled “Acknowledgements'', “Dedications'', or “History'', the requirement (section 4) to Preserve its Title (section 1) will typically require changing the actual title.</text:span></text:span></text:p>
      <text:p text:style-name="GfdlHeading"><text:span text:style-name="Source_20_Text"><text:span text:style-name="T10">9. TERMINATION</text:span></text:span></text:p>
      <text:p text:style-name="appendix"><text:span text:style-name="Source_20_Text"><text:span text:style-name="T8">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span></text:span></text:p>
      <text:p text:style-name="GfdlHeading"><text:span text:style-name="Source_20_Text"><text:span text:style-name="T10">10. FUTURE REVISIONS OF THIS LICENSE</text:span></text:span></text:p>
      <text:p text:style-name="appendix"><text:span text:style-name="Source_20_Text"><text:span text:style-name="T8">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span></text:span></text:p>
      <text:p text:style-name="appendix"><text:span text:style-name="Source_20_Text"><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list-style-name="Outline"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appendix" style:default-outline-level="4" style:list-style-name="Outline"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size="14pt" fo:font-weight="bold" style:font-size-asian="10.5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appendix" style:family="paragraph" style:parent-style-name="Standard" style:class="text">
      <style:paragraph-properties fo:margin-left="0cm" fo:margin-right="0cm" fo:text-indent="0cm" style:auto-text-indent="false"/>
    </style:style>
    <style:style style:name="GfdlHeading" style:family="paragraph" style:parent-style-name="appendix" style:class="text">
      <style:paragraph-properties fo:margin-top="0.499cm" fo:margin-bottom="0cm"/>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Oliver Gloth</text:initial-creator></text:span><text:span text:style-name="MT3"> <text:line-break/>version: </text:span><text:span text:style-name="MT3"><text:user-defined text:name="version">1.1-draft</text:user-defined></text:span><text:span text:style-name="MT3"> , </text:span><text:span text:style-name="MT3"><text:date style:data-style-name="N75" text:date-value="2009-11-20T17:21:58">20 Nov 2009</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5</text:page-number> of <text:page-count>6</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2"><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4"><text:user-defined text:name="confidential"/></text:span><text:span text:style-name="MT5"><text:tab/> <text:tab/></text:span><text:page-number text:select-page="current">5</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5"><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6"><text:page-count>6</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4"><text:user-defined text:name="confidential"/></text:span><text:span text:style-name="MT5"><text:tab/> <text:tab/></text:span><text:page-number text:select-page="current">5</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6"><text:page-number text:select-page="current">5</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4"><text:user-defined text:name="confidential"/></text:span><text:span text:style-name="MT5"><text:tab/> <text:tab/></text:span><text:page-number text:select-page="current">5</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1-20T17:21:58">20 Nov 2009</text:date></text:span></text:p>
      </style:header>
      <style:footer>
        <text:p text:style-name="MP3"><text:span text:style-name="MT6"><text:page-number text:select-page="current">5</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9T17:39:47</meta:creation-date>
    <meta:generator>OpenOffice.org/3.1$Unix OpenOffice.org_project/310m21$Build-9319</meta:generator>
    <meta:editing-duration>PT04H24M52S</meta:editing-duration>
    <meta:editing-cycles>21</meta:editing-cycles>
    <dc:title>EngridManual</dc:title>
    <meta:initial-creator>Oliver Gloth</meta:initial-creator>
    <dc:date>2009-11-20T17:21:58</dc:date>
    <meta:document-statistic meta:table-count="0" meta:image-count="7" meta:object-count="0" meta:page-count="6" meta:paragraph-count="85" meta:word-count="3155" meta:character-count="19305"/>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meta:template xlink:type="simple" xlink:actuate="onRequest" xlink:title="EngridManual" xlink:href="../../../.ooo3/user/template/EngridManual1.ott" meta:date="2009-11-19T17:39:47"/>
  </office:meta>
</office:document-meta>
</file>